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ext-properties fo:color="#BF8F00"/>
    </style:style>
    <style:style style:name="ce12" style:family="table-cell" style:parent-style-name="Default" style:data-style-name="N0">
      <style:text-properties fo:color="#7030A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0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13" table:formula="of:=85*2.5+0.5" table:style-name="ce11">
            <text:p>213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38" table:formula="of:=95*2.5+0.5" table:style-name="ce11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2">
            <text:p>92</text:p>
          </table:table-cell>
          <table:table-cell office:value-type="float" office:value="126" table:formula="of:=84*1.5" table:style-name="ce12">
            <text:p>126</text:p>
          </table:table-cell>
          <table:table-cell office:value-type="float" office:value="98" table:formula="of:=65*1.5+0.5" table:style-name="ce12">
            <text:p>98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2">
            <text:p>137</text:p>
          </table:table-cell>
          <table:table-cell office:value-type="float" office:value="201" table:formula="of:=134*1.5" table:style-name="ce12">
            <text:p>201</text:p>
          </table:table-cell>
          <table:table-cell office:value-type="float" office:value="143" table:formula="of:=95*1.5+0.5" table:style-name="ce12">
            <text:p>143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20" table:formula="of:=80*1.5" table:style-name="ce12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2">
            <text:p>162</text:p>
          </table:table-cell>
          <table:table-cell office:value-type="float" office:value="255" table:formula="of:=170*1.5" table:style-name="ce12">
            <text:p>25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239" table:formula="of:=159*1.5+0.5" table:style-name="ce12">
            <text:p>239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120*1.5" table:style-name="ce12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1">
            <text:p>318</text:p>
          </table:table-cell>
          <table:table-cell office:value-type="float" office:value="380" table:formula="of:=190*2" table:style-name="ce11">
            <text:p>380</text:p>
          </table:table-cell>
          <table:table-cell office:value-type="float" office:value="200" table:formula="of:=100*2" table:style-name="ce11">
            <text:p>200</text:p>
          </table:table-cell>
          <table:table-cell office:value-type="float" office:value="388" table:formula="of:=194*2" table:style-name="ce11">
            <text:p>388</text:p>
          </table:table-cell>
          <table:table-cell office:value-type="float" office:value="240" table:formula="of:=120*2" table:style-name="ce11">
            <text:p>240</text:p>
          </table:table-cell>
          <table:table-cell office:value-type="float" office:value="280" table:formula="of:=140*2" table:style-name="ce11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3">
            <text:p>151</text:p>
          </table:table-cell>
          <table:table-cell office:value-type="string" table:style-name="ce14">
            <text:p>Mew</text:p>
          </table:table-cell>
          <table:table-cell table:style-name="ce14"/>
          <table:table-cell office:value-type="string" table:style-name="ce14">
            <text:p>Psy / Fée</text:p>
          </table:table-cell>
          <table:table-cell table:style-name="ce14"/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table:style-name="ce14"/>
          <table:table-cell office:value-type="float" office:value="3000" table:formula="of:=SUM([.F231];[.G231];[.H231];[.I231];[.J231];[.K231])" table:style-name="ce16">
            <text:p>3000</text:p>
          </table:table-cell>
          <table:table-cell table:number-columns-repeated="16371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6.668874172185426" table:formula="of:=AVERAGE([.F2:.F231])" table:style-name="ce1">
            <text:p>86.66887417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99.105960264900659" table:formula="of:=AVERAGE([.H2:.H231])" table:style-name="ce1">
            <text:p>99.10596026</text:p>
          </table:table-cell>
          <table:table-cell office:value-type="float" office:value="93.16556291390728" table:formula="of:=AVERAGE([.I2:.I231])" table:style-name="ce1">
            <text:p>93.16556291</text:p>
          </table:table-cell>
          <table:table-cell office:value-type="float" office:value="84.913907284768214" table:formula="of:=AVERAGE([.J2:.J231])" table:style-name="ce1">
            <text:p>84.91390728</text:p>
          </table:table-cell>
          <table:table-cell office:value-type="float" office:value="86.384105960264904" table:formula="of:=AVERAGE([.K2:.K231])" table:style-name="ce1">
            <text:p>86.38410596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2-17T08:35:47Z</meta:creation-date>
    <dc:date>2022-06-19T13:35:23Z</dc:date>
    <meta:editing-duration>PT0S</meta:editing-duration>
  </office:meta>
</office:document-meta>
</file>